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style>
    <style:style style:name="P3" style:family="paragraph" style:parent-style-name="Standard">
      <style:paragraph-properties fo:margin-left="0cm" fo:margin-right="0cm" fo:text-indent="0cm" style:auto-text-indent="false"/>
      <style:text-properties officeooo:paragraph-rsid="000f2fcb"/>
    </style:style>
    <style:style style:name="P4" style:family="paragraph" style:parent-style-name="Standard">
      <style:paragraph-properties fo:margin-left="1.251cm" fo:margin-right="0cm" fo:text-indent="0cm" style:auto-text-indent="false"/>
    </style:style>
    <style:style style:name="P5" style:family="paragraph" style:parent-style-name="Standard">
      <style:paragraph-properties fo:margin-left="1.251cm" fo:margin-right="0cm" fo:text-indent="0cm" style:auto-text-indent="false"/>
      <style:text-properties officeooo:paragraph-rsid="000f2fcb"/>
    </style:style>
    <style:style style:name="P6" style:family="paragraph" style:parent-style-name="Standard">
      <style:paragraph-properties fo:margin-left="0cm" fo:margin-right="0cm" fo:text-indent="0cm" style:auto-text-indent="false" fo:break-before="page"/>
    </style:style>
    <style:style style:name="T1" style:family="text">
      <style:text-properties officeooo:rsid="000f2fcb"/>
    </style:style>
    <style:style style:name="T2" style:family="text">
      <style:text-properties officeooo:rsid="000f7f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d Soyad: </text:p>
      <text:p text:style-name="P2">Bölüm: Bilgisayar Mühendisliği</text:p>
      <text:p text:style-name="P2">Öğrenci No: </text:p>
      <text:p text:style-name="P2">Ders Adı: Mobil Programlama</text:p>
      <text:p text:style-name="P2">Proje Adı: AI Destekli Kişisel Çalışma Planı Oluşturucu</text:p>
      <text:p text:style-name="P2"/>
      <text:p text:style-name="P1"/>
      <text:p text:style-name="P3"><text:line-break/><text:line-break/><text:line-break/><text:line-break/><text:line-break/><text:line-break/><text:line-break/><text:line-break/><text:line-break/><text:line-break/><text:line-break/><text:line-break/></text:p>
      <text:p text:style-name="P3"><text:soft-page-break/><text:line-break/><text:span text:style-name="T1">1</text:span>. PROJE TANIMI</text:p>
      <text:p text:style-name="P1"/>
      <text:p text:style-name="P4">Bu proje, öğrencinin mevcut akademik performansını analiz ederek belirlediği hedefe ulaşabilmesi için kişiselleştirilmiş bir çalışma planı oluşturan yapay zeka destekli bir mobil uygulamadır.</text:p>
      <text:p text:style-name="P4"/>
      <text:p text:style-name="P4">Uygulama; test sonuçları, konu bazlı hatalar ve çalışma sürelerini kullanarak öğrencinin zayıf ve güçlü yönlerini belirler. Bu analiz sonucunda, makine öğrenmesi ve optimizasyon teknikleri ile en verimli çalışma planını üretir ve kullanıcıya sunar.</text:p>
      <text:p text:style-name="P1"/>
      <text:p text:style-name="P1"/>
      <text:p text:style-name="P1"/>
      <text:p text:style-name="P1"><text:span text:style-name="T1">2</text:span>. KULLANIM SENARYOSU<text:line-break/></text:p>
      <text:p text:style-name="P4">Kullanıcı uygulamaya giriş yapar</text:p>
      <text:p text:style-name="P4">Hedefini belirler (örneğin: Matematikten 80 almak)</text:p>
      <text:p text:style-name="P4">Günlük veya haftalık test sonuçlarını girer</text:p>
      <text:p text:style-name="P4">Hangi konularda hata yaptığını belirtir</text:p>
      <text:p text:style-name="P4">Günlük çalışma süresini ekler</text:p>
      <text:p text:style-name="P4"/>
      <text:p text:style-name="P4">Uygulama bu verileri analiz ederek:</text:p>
      <text:p text:style-name="P4"/>
      <text:p text:style-name="P4">Kullanıcının mevcut seviyesini belirler</text:p>
      <text:p text:style-name="P4">Hedefe olan uzaklığını hesaplar</text:p>
      <text:p text:style-name="P4">Ders ve konu bazlı çalışma planı oluşturur</text:p>
      <text:p text:style-name="P4"/>
      <text:p text:style-name="P4">Kullanıcı her gün planını takip eder ve ilerlemesini gözlemleyebilir.</text:p>
      <text:p text:style-name="P1"/>
      <text:p text:style-name="P1"/>
      <text:p text:style-name="P1"/>
      <text:p text:style-name="P3"><text:span text:style-name="T1">3</text:span>. UYGULAMA AKIŞI<text:line-break/></text:p>
      <text:p text:style-name="P5"><text:span text:style-name="T1">A</text:span>. Onboarding</text:p>
      <text:p text:style-name="P4">Kullanıcı hedef belirler</text:p>
      <text:p text:style-name="P4">Ders seçimi yapar</text:p>
      <text:p text:style-name="P4">Başlangıç seviyesi girilir<text:line-break/></text:p>
      <text:p text:style-name="P4"><text:span text:style-name="T1">B</text:span>. Veri Girişi</text:p>
      <text:p text:style-name="P4">Test sonucu girilir</text:p>
      <text:p text:style-name="P4">Konu bazlı yanlışlar seçilir</text:p>
      <text:p text:style-name="P4">Günlük çalışma süresi girilir<text:line-break/></text:p>
      <text:p text:style-name="P4"><text:span text:style-name="T1">C</text:span>. AI Analiz</text:p>
      <text:p text:style-name="P4">Kullanıcının mevcut performansı analiz edilir</text:p>
      <text:p text:style-name="P4">Ders bazlı zayıflıklar belirlenir<text:line-break/></text:p>
      <text:p text:style-name="P4"><text:span text:style-name="T1">D.</text:span> Plan Oluşturma</text:p>
      <text:p text:style-name="P4">AI modeli farklı çalışma planlarını değerlendirir</text:p>
      <text:p text:style-name="P4">En uygun plan seçilir<text:line-break/></text:p>
      <text:p text:style-name="P4"/>
      <text:p text:style-name="P4"><text:soft-page-break/></text:p>
      <text:p text:style-name="P4"><text:span text:style-name="T1">E</text:span>. Günlük Kullanım</text:p>
      <text:p text:style-name="P4">Kullanıcı günlük planı görür</text:p>
      <text:p text:style-name="P4">Yapılan çalışmalar işaretlenir<text:line-break/></text:p>
      <text:p text:style-name="P4"><text:span text:style-name="T1">F</text:span>. Raporlama</text:p>
      <text:p text:style-name="P4">Haftalık gelişim grafikleri</text:p>
      <text:p text:style-name="P4">Net artışı analizi</text:p>
      <text:p text:style-name="P4">Performans değerlendirmesi</text:p>
      <text:p text:style-name="P4"/>
      <text:p text:style-name="P1"/>
      <text:p text:style-name="P1"/>
      <text:p text:style-name="P1"><text:span text:style-name="T1">4</text:span> EKRAN TASARIMLARI<text:line-break/></text:p>
      <text:p text:style-name="P4"><text:span text:style-name="T1">A</text:span>. Onboarding Ekranı</text:p>
      <text:p text:style-name="P4">Hedef belirleme alanı</text:p>
      <text:p text:style-name="P4">Ders seçimi</text:p>
      <text:p text:style-name="P4">Başlangıç seviyesi<text:line-break/></text:p>
      <text:p text:style-name="P4"><text:span text:style-name="T1">B.</text:span> Ana Ekran</text:p>
      <text:p text:style-name="P4">Günlük çalışma planı</text:p>
      <text:p text:style-name="P4">Yapılacaklar listesi</text:p>
      <text:p text:style-name="P4">İlerleme çubuğu</text:p>
      <text:p text:style-name="P4"/>
      <text:p text:style-name="P4"><text:span text:style-name="T1">C.</text:span> Veri Giriş Ekranı</text:p>
      <text:p text:style-name="P4">Test sonucu girişi</text:p>
      <text:p text:style-name="P4">Yanlış yapılan konuların seçimi</text:p>
      <text:p text:style-name="P4">Çalışma süresi girişi</text:p>
      <text:p text:style-name="P4"/>
      <text:p text:style-name="P4"><text:span text:style-name="T1">D</text:span>. Analiz Ekranı</text:p>
      <text:p text:style-name="P4">Ders bazlı grafikler</text:p>
      <text:p text:style-name="P4">Güçlü ve zayıf konular</text:p>
      <text:p text:style-name="P4"/>
      <text:p text:style-name="P4"><text:span text:style-name="T1">E</text:span>. Öneri (AI) Ekranı</text:p>
      <text:p text:style-name="P4">Günlük çalışma planı</text:p>
      <text:p text:style-name="P5">Ders bazlı süre dağılımı</text:p>
      <text:p text:style-name="P4">Öneri açıklamaları</text:p>
      <text:p text:style-name="P4"/>
      <text:p text:style-name="P4"><text:span text:style-name="T1">F</text:span>. Rapor Ekranı</text:p>
      <text:p text:style-name="P4">Haftalık gelişim grafiği</text:p>
      <text:p text:style-name="P4">Hedefe yaklaşma durumu</text:p>
      <text:p text:style-name="P1"/>
      <text:p text:style-name="P1"/>
      <text:p text:style-name="P1"/>
      <text:p text:style-name="P6"/>
      <text:p text:style-name="P1"><text:span text:style-name="T1">5</text:span>. YAPAY ZEKA (AI) YAKLAŞIMI</text:p>
      <text:p text:style-name="P1"/>
      <text:p text:style-name="P1">Proje, hibrit bir yapay zeka sistemi kullanmaktadır:</text:p>
      <text:p text:style-name="P1"/>
      <text:p text:style-name="P4"><text:span text:style-name="T1">A</text:span>. Makine Öğrenmesi (Regression)</text:p>
      <text:p text:style-name="P4">Amaç: Çalışma süresine göre başarı tahmini yapmak</text:p>
      <text:p text:style-name="P4">Girdi:</text:p>
      <text:p text:style-name="P4">çalışma süresi</text:p>
      <text:p text:style-name="P5">test sonucu</text:p>
      <text:p text:style-name="P5">konu bilgisi<text:line-break/></text:p>
      <text:p text:style-name="P4">Çıktı:</text:p>
      <text:p text:style-name="P4">tahmini net</text:p>
      <text:p text:style-name="P4"><text:span text:style-name="T1">B</text:span>. Plan Üretimi (Optimization)</text:p>
      <text:p text:style-name="P4">Farklı çalışma planları oluşturulur</text:p>
      <text:p text:style-name="P4">Her plan makine öğrenmesi modeline test ettirilir</text:p>
      <text:p text:style-name="P4">En yüksek başarıyı sağlayan plan seçilir<text:line-break/></text:p>
      <text:p text:style-name="P4"><text:span text:style-name="T1">C</text:span>. Kural Tabanlı Destek</text:p>
      <text:p text:style-name="P4">Zayıf konulara daha fazla ağırlık verilir</text:p>
      <text:p text:style-name="P4">Hedefe uzaklık arttıkça çalışma süresi artırılır</text:p>
      <text:p text:style-name="P4"/>
      <text:p text:style-name="P1"/>
      <text:p text:style-name="P1"/>
      <text:p text:style-name="P1"><text:span text:style-name="T1">6</text:span>. TEKNİK MİMARİ<text:line-break/></text:p>
      <text:p text:style-name="P4">Mobil Uygulama</text:p>
      <text:p text:style-name="P4">Flutter</text:p>
      <text:p text:style-name="P4"/>
      <text:p text:style-name="P4">Backend</text:p>
      <text:p text:style-name="P4">Python (Flask / FastAPI)</text:p>
      <text:p text:style-name="P4"/>
      <text:p text:style-name="P4">Makine Öğrenmesi</text:p>
      <text:p text:style-name="P4">scikit-learn</text:p>
      <text:p text:style-name="P4">Linear Regression</text:p>
      <text:p text:style-name="P4"/>
      <text:p text:style-name="P4">Veri</text:p>
      <text:p text:style-name="P4">Kullanıcı girişleri</text:p>
      <text:p text:style-name="P4">Yapay (simüle edilmiş) veri ile model eğitimi</text:p>
      <text:p text:style-name="P4"/>
      <text:p text:style-name="P4">İletişim</text:p>
      <text:p text:style-name="P4">Flutter → <text:span text:style-name="T2">Fast</text:span>API → Python model</text:p>
      <text:p text:style-name="P1"/>
      <text:p text:style-name="P1"/>
      <text:p text:style-name="P1"><text:span text:style-name="T1">7</text:span>. PROJENİN ÖZELLİKLERİ<text:line-break/></text:p>
      <text:p text:style-name="P4">Kişiselleştirilmiş çalışma planı</text:p>
      <text:p text:style-name="P4">Ders bazlı analiz</text:p>
      <text:p text:style-name="P4">Hedef odaklı öneriler</text:p>
      <text:p text:style-name="P4">Haftalık gelişim takibi</text:p>
      <text:p text:style-name="P4">AI destekli karar mekanizması</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1T15:03:04.894971200</meta:creation-date>
    <dc:date>2026-04-01T15:21:20.247614500</dc:date>
    <meta:editing-duration>PT18M17S</meta:editing-duration>
    <meta:editing-cycles>2</meta:editing-cycles>
    <meta:generator>LibreOffice/25.8.5.2$Windows_X86_64 LibreOffice_project/9c8b85f387cc00a89945a79c9e6239f32e450ac2</meta:generator>
    <meta:document-statistic meta:table-count="0" meta:image-count="0" meta:object-count="0" meta:page-count="4" meta:paragraph-count="101" meta:word-count="399" meta:character-count="2867" meta:non-whitespace-character-count="2540"/>
  </office:meta>
</office:document-meta>
</file>